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line-height="115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in" fo:padding-left="0.075in" fo:padding-bottom="0in" fo:padding-right="0.075in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ableCell39" style:family="table-cell">
      <style:table-cell-properties fo:border="0.0138in solid #000000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left="0.0208in">
        <style:tab-stops/>
      </style:paragraph-properties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justify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left="0.0208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ableColumn75" style:family="table-column">
      <style:table-column-properties style:column-width="6.593in" style:use-optimal-column-width="false"/>
    </style:style>
    <style:style style:name="Table74" style:family="table">
      <style:table-properties style:width="6.5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82" style:parent-style-name="Fuentedepárrafopredeter." style:family="text">
      <style:text-properties fo:font-weight="bold" style:font-weight-asian="bold" style:font-weight-complex="bold" fo:color="#0000FF"/>
    </style:style>
    <style:style style:name="P83" style:parent-style-name="Standard" style:family="paragraph">
      <style:paragraph-properties fo:margin-left="0.375in">
        <style:tab-stops/>
      </style:paragraph-properties>
    </style:style>
    <style:style style:name="T84" style:parent-style-name="Fuentedepárrafopredeter." style:family="text">
      <style:text-properties fo:color="#0000FF"/>
    </style:style>
    <style:style style:name="TableColumn86" style:family="table-column">
      <style:table-column-properties style:column-width="6.6034in" style:use-optimal-column-width="false"/>
    </style:style>
    <style:style style:name="Table85" style:family="table">
      <style:table-properties style:width="6.6034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0" style:writing-mode="lr-tb" fo:padding-top="0in" fo:padding-left="0.075in" fo:padding-bottom="0in" fo:padding-right="0.075in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93" style:parent-style-name="Fuentedepárrafopredeter." style:family="text">
      <style:text-properties fo:font-weight="bold" style:font-weight-asian="bold" style:font-weight-complex="bold" fo:color="#0000FF"/>
    </style:style>
    <style:style style:name="T94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95" style:parent-style-name="Fuentedepárrafopredeter." style:family="text">
      <style:text-properties fo:font-weight="bold" style:font-weight-asian="bold" style:font-weight-complex="bold" fo:color="#0000FF"/>
    </style:style>
    <style:style style:name="P96" style:parent-style-name="Standard" style:family="paragraph">
      <style:paragraph-properties fo:margin-left="0.375in">
        <style:tab-stops/>
      </style:paragraph-properties>
    </style:style>
    <style:style style:name="T97" style:parent-style-name="Fuentedepárrafopredeter." style:family="text">
      <style:text-properties fo:color="#0000FF"/>
    </style:style>
    <style:style style:name="T98" style:parent-style-name="Fuentedepárrafopredeter." style:family="text">
      <style:text-properties fo:color="#0000FF"/>
    </style:style>
    <style:style style:name="P99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100" style:parent-style-name="Fuentedepárrafopredeter." style:family="text">
      <style:text-properties fo:font-weight="bold" style:font-weight-asian="bold" style:font-weight-complex="bold" fo:color="#0000FF"/>
    </style:style>
    <style:style style:name="T101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102" style:parent-style-name="Fuentedepárrafopredeter." style:family="text">
      <style:text-properties fo:font-weight="bold" style:font-weight-asian="bold" style:font-weight-complex="bold" fo:color="#0000FF"/>
    </style:style>
    <style:style style:name="P103" style:parent-style-name="Standard" style:family="paragraph">
      <style:paragraph-properties fo:margin-left="0.375in">
        <style:tab-stops/>
      </style:paragraph-properties>
    </style:style>
    <style:style style:name="T104" style:parent-style-name="Fuentedepárrafopredeter." style:family="text">
      <style:text-properties fo:color="#0000FF"/>
    </style:style>
    <style:style style:name="T105" style:parent-style-name="Fuentedepárrafopredeter." style:family="text">
      <style:text-properties fo:color="#0000FF"/>
    </style:style>
    <style:style style:name="P106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107" style:parent-style-name="Fuentedepárrafopredeter." style:family="text">
      <style:text-properties fo:font-weight="bold" style:font-weight-asian="bold" style:font-weight-complex="bold" fo:color="#0000FF"/>
    </style:style>
    <style:style style:name="P108" style:parent-style-name="Standard" style:family="paragraph">
      <style:paragraph-properties fo:margin-left="0.375in">
        <style:tab-stops/>
      </style:paragraph-properties>
    </style:style>
    <style:style style:name="T109" style:parent-style-name="Fuentedepárrafopredeter." style:family="text">
      <style:text-properties fo:color="#0000FF"/>
    </style:style>
    <style:style style:name="T110" style:parent-style-name="Fuentedepárrafopredeter." style:family="text">
      <style:text-properties fo:color="#0000FF"/>
    </style:style>
    <style:style style:name="P111" style:parent-style-name="Standard" style:family="paragraph">
      <style:text-properties fo:color="#0000FF"/>
    </style:style>
    <style:style style:name="TableColumn113" style:family="table-column">
      <style:table-column-properties style:column-width="6.593in" style:use-optimal-column-width="false"/>
    </style:style>
    <style:style style:name="Table112" style:family="table">
      <style:table-properties style:width="6.5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in" fo:padding-left="0.075in" fo:padding-bottom="0in" fo:padding-right="0.075in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000000" style:writing-mode="lr-tb" fo:padding-top="0in" fo:padding-left="0.075in" fo:padding-bottom="0in" fo:padding-right="0.075in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EliminarItem</text:p>
          </table:table-cell>
          <table:table-cell table:style-name="TableCell9">
            <text:p text:style-name="Standard"><text:span text:style-name="T10">Nro. de Caso de Uso:</text:span><text:s/>MD_I_05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Eliminar ítem de una fase específica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<text:s/>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  <text:p text:style-name="P35"/>
          </table:table-cell>
          <table:covered-table-cell/>
        </table:table-row>
        <table:table-row table:style-name="TableRow36">
          <table:table-cell table:style-name="TableCell37">
            <text:p text:style-name="Standard"><text:span text:style-name="T38">Usuario</text:span></text:p>
          </table:table-cell>
          <table:table-cell table:style-name="TableCell39">
            <text:p text:style-name="Standard"><text:span text:style-name="T40">Sistema</text:span>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>1. El sistema verifica que el ítem seleccionado se encuentre en<text:s/>estado “Activo”.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2. El sistema despliega un mensaje solicitando la confirmación de la acción.</text:p>
          </table:table-cell>
        </table:table-row>
        <table:table-row table:style-name="TableRow51">
          <table:table-cell table:style-name="TableCell52">
            <text:p text:style-name="P53">3. El usuario confirma la acción.</text:p>
          </table:table-cell>
          <table:table-cell table:style-name="TableCell54">
            <text:p text:style-name="Standard">4. El sistema establece el estado de las relaciones entre el ítem eliminado y sus ítem relacionados en “Inactiva”.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Standard">5. El<text:s/>sistema cambia el estado del ítem a “Eliminado”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Standard">6. El sistema cambia el estado de los ítems hijos y/o sucesores a “Revisión”.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Standard">7. El sistema despliega el mensaje “La operación se realizó con éxito”.</text:p>
          </table:table-cell>
        </table:table-row>
        <table:table-row table:style-name="TableRow67">
          <table:table-cell table:style-name="TableCell68">
            <text:p text:style-name="P69">8. El usuario selecciona la opción “Salir”.</text:p>
          </table:table-cell>
          <table:table-cell table:style-name="TableCell70">
            <text:p text:style-name="Standard">9. El sistema invoca al CU<text:s/><text:span text:style-name="T71">AdministrarItem</text:span></text:p>
          </table:table-cell>
        </table:table-row>
      </table:table>
      <text:p text:style-name="P72"/>
      <text:p text:style-name="P73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Standard"><text:span text:style-name="T78">ALTERNATIVAS (Camino exitoso)</text:span></text:p>
          </table:table-cell>
        </table:table-row>
        <table:table-row table:style-name="TableRow79">
          <table:table-cell table:style-name="TableCell80">
            <text:list text:style-name="LS1" text:continue-numbering="true">
              <text:list-item>
                <text:p text:style-name="P81"><text:span text:style-name="T82">&lt;Cancelar&gt;</text:span></text:p>
              </text:list-item>
            </text:list>
            <text:p text:style-name="P83"><text:span text:style-name="T84">En el paso 3, si el usuario cancela la acción, el ítem permanece intacto.</text:span></text:p>
          </table:table-cell>
        </table:table-row>
      </table:table>
      <text:p text:style-name="Standard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Standard"><text:span text:style-name="T89">EXCEPCIONES</text:span></text:p>
          </table:table-cell>
        </table:table-row>
        <table:table-row table:style-name="TableRow90">
          <table:table-cell table:style-name="TableCell91">
            <text:list text:style-name="LS1" text:continue-numbering="true">
              <text:list-item>
                <text:p text:style-name="P92"><text:span text:style-name="T93">E1.&lt;</text:span><text:span text:style-name="T94">Ítem</text:span><text:span text:style-name="T95"><text:s/>en estado “Revisión”&gt;</text:span></text:p>
              </text:list-item>
            </text:list>
            <text:p text:style-name="P96"><text:span text:style-name="T97">En el paso 1, si el ítem seleccionado se encuentra en<text:s/></text:span><text:span text:style-name="T98">estado de “Revisión”, el sistema despliega un mensaje indicando que se requiere un cambio de estado a “Activo”.</text:span></text:p>
            <text:list text:style-name="LS1" text:continue-numbering="true">
              <text:list-item>
                <text:p text:style-name="P99"><text:span text:style-name="T100">E2.&lt;</text:span><text:span text:style-name="T101">Ítem</text:span><text:span text:style-name="T102"><text:s/>en estado “Aprobado”&gt;</text:span></text:p>
              </text:list-item>
            </text:list>
            <text:p text:style-name="P103"><text:span text:style-name="T104">En el paso 1, si el ítem seleccionado se encuentra en estado de “Aprobado”, el sistema despliega un mensaje indic</text:span><text:span text:style-name="T105">ando que se requiere un cambio de estado a “Activo”.</text:span></text:p>
            <text:list text:style-name="LS1" text:continue-numbering="true">
              <text:list-item>
                <text:p text:style-name="P106"><text:span text:style-name="T107">E3.&lt;Si el ítem estuvo en Línea Base&gt;</text:span></text:p>
              </text:list-item>
            </text:list>
            <text:p text:style-name="P108"><text:span text:style-name="T109">En el paso 1, si alguna de las versiones anteriores del ítem estuvo en estado “Bloqueado”, el sistema despliega un mensaje advirtiendo que el ítem no puede eliminarse</text:span><text:span text:style-name="T110"><text:s/>debido a que pertenece a una Línea Base.</text:span></text:p>
          </table:table-cell>
        </table:table-row>
      </table:table>
      <text:p text:style-name="Standard"/>
      <text:p text:style-name="P111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Standard">Asociaciones de Extensión:</text:p>
          </table:table-cell>
        </table:table-row>
        <table:table-row table:style-name="TableRow116">
          <table:table-cell table:style-name="TableCell117">
            <text:p text:style-name="Standard">Asociaciones de Inclusión:<text:span text:style-name="T118"><text:s/>AdministrarItem</text:span></text:p>
          </table:table-cell>
        </table:table-row>
        <table:table-row table:style-name="TableRow119">
          <table:table-cell table:style-name="TableCell120">
            <text:p text:style-name="Standard">Casos de Uso donde se incluye:</text:p>
          </table:table-cell>
        </table:table-row>
        <table:table-row table:style-name="TableRow121">
          <table:table-cell table:style-name="TableCell122">
            <text:p text:style-name="Standard">Casos de Uso al que extiende:<text:span text:style-name="T123"><text:s/>AdministrarItem</text:span></text:p>
          </table:table-cell>
        </table:table-row>
        <table:table-row table:style-name="TableRow124">
          <table:table-cell table:style-name="TableCell125">
            <text:p text:style-name="Standard">Caso de Uso de Generalización:</text:p>
          </table:table-cell>
        </table:table-row>
        <table:table-row table:style-name="TableRow126">
          <table:table-cell table:style-name="TableCell127">
            <text:p text:style-name="Standard">Requerimientos Funcionales<text:s/>Asociados: RF 194 a RF 19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32:00Z</meta:creation-date>
    <dc:date>2014-03-16T20:53:00Z</dc:date>
    <meta:template xlink:href="Normal" xlink:type="simple"/>
    <meta:editing-cycles>7</meta:editing-cycles>
    <meta:editing-duration>PT180S</meta:editing-duration>
    <meta:document-statistic meta:page-count="1" meta:paragraph-count="3" meta:word-count="300" meta:character-count="1947" meta:row-count="13" meta:non-whitespace-character-count="1650"/>
  </office:meta>
</office:document-meta>
</file>